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sk" fo:country="SK"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4" style:family="paragraph" style:parent-style-name="Standard" style:list-style-name="L3">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5" style:family="paragraph" style:parent-style-name="Standard" style:list-style-name="L7">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6" style:family="paragraph" style:parent-style-name="Standard" style:list-style-name="L9">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7" style:family="paragraph" style:parent-style-name="Standard" style:list-style-name="L10">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8" style:family="paragraph" style:parent-style-name="Standard" style:list-style-name="L13">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9" style:family="paragraph" style:parent-style-name="Standard" style:list-style-name="L15">
      <style:paragraph-properties fo:text-align="start" style:justify-single-word="false"/>
      <style:text-properties fo:font-size="12pt" fo:language="sk" fo:country="SK"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sk" fo:country="SK" fo:font-weight="bold" style:font-size-asian="10.5pt" style:font-weight-asian="bold" style:font-size-complex="12pt" style:font-weight-complex="bold"/>
    </style:style>
    <style:style style:name="P11" style:family="paragraph" style:parent-style-name="Standard" style:list-style-name="L2">
      <style:paragraph-properties fo:text-align="start" style:justify-single-word="false"/>
      <style:text-properties fo:font-size="12pt" fo:language="sk" fo:country="SK" fo:font-weight="bold" style:font-size-asian="10.5pt" style:font-weight-asian="bold" style:font-size-complex="12pt" style:font-weight-complex="bold"/>
    </style:style>
    <style:style style:name="P12" style:family="paragraph" style:parent-style-name="Standard" style:list-style-name="L11">
      <style:paragraph-properties fo:text-align="start" style:justify-single-word="false"/>
      <style:text-properties fo:font-size="12pt" fo:language="sk" fo:country="SK" fo:font-weight="bold" style:font-size-asian="10.5pt" style:font-weight-asian="bold" style:font-size-complex="12pt" style:font-weight-complex="bold"/>
    </style:style>
    <style:style style:name="P13" style:family="paragraph" style:parent-style-name="Standard" style:list-style-name="L12">
      <style:paragraph-properties fo:text-align="start" style:justify-single-word="false"/>
      <style:text-properties fo:font-size="12pt" fo:language="sk" fo:country="SK" fo:font-weight="bold" style:font-size-asian="10.5pt" style:font-weight-asian="bold" style:font-size-complex="12pt" style:font-weight-complex="bold"/>
    </style:style>
    <style:style style:name="P14" style:family="paragraph" style:parent-style-name="Standard" style:list-style-name="L13">
      <style:paragraph-properties fo:text-align="start" style:justify-single-word="false"/>
      <style:text-properties fo:font-size="12pt" fo:language="sk" fo:country="SK" fo:font-weight="bold" style:font-size-asian="10.5pt" style:font-weight-asian="bold" style:font-size-complex="12pt" style:font-weight-complex="bold"/>
    </style:style>
    <style:style style:name="P15" style:family="paragraph" style:parent-style-name="Standard" style:list-style-name="L14">
      <style:paragraph-properties fo:text-align="start" style:justify-single-word="false"/>
      <style:text-properties fo:font-size="12pt" fo:language="sk" fo:country="SK" fo:font-weight="bold" style:font-size-asian="10.5pt" style:font-weight-asian="bold" style:font-size-complex="12pt" style:font-weight-complex="bold"/>
    </style:style>
    <style:style style:name="P16" style:family="paragraph" style:parent-style-name="Standard">
      <style:paragraph-properties fo:text-align="start" style:justify-single-word="false" style:writing-mode="lr-tb"/>
      <style:text-properties fo:font-size="12pt" fo:language="sk" fo:country="SK" fo:font-weight="bold" style:font-size-asian="10.5pt" style:font-weight-asian="bold" style:font-size-complex="12pt" style:font-weight-complex="bold"/>
    </style:style>
    <style:style style:name="P17" style:family="paragraph" style:parent-style-name="Standard" style:list-style-name="L16">
      <style:paragraph-properties fo:text-align="start" style:justify-single-word="false" style:writing-mode="lr-tb"/>
      <style:text-properties fo:font-size="12pt" fo:language="sk" fo:country="SK" fo:font-weight="bold" style:font-size-asian="10.5pt" style:font-weight-asian="bold" style:font-size-complex="12pt" style:font-weight-complex="bold"/>
    </style:style>
    <style:style style:name="P18" style:family="paragraph" style:parent-style-name="Standard" style:list-style-name="L17">
      <style:paragraph-properties fo:text-align="start" style:justify-single-word="false" style:writing-mode="lr-tb"/>
      <style:text-properties fo:font-size="12pt" fo:language="sk" fo:country="SK" fo:font-weight="bold" style:font-size-asian="10.5pt" style:font-weight-asian="bold" style:font-size-complex="12pt" style:font-weight-complex="bold"/>
    </style:style>
    <style:style style:name="P19" style:family="paragraph" style:parent-style-name="Standard" style:list-style-name="L18">
      <style:paragraph-properties fo:text-align="start" style:justify-single-word="false" style:writing-mode="lr-tb"/>
      <style:text-properties fo:font-size="12pt" fo:language="sk" fo:country="SK" fo:font-weight="bold" style:font-size-asian="10.5pt" style:font-weight-asian="bold" style:font-size-complex="12pt" style:font-weight-complex="bold"/>
    </style:style>
    <style:style style:name="P20" style:family="paragraph" style:parent-style-name="Standard" style:list-style-name="L19">
      <style:paragraph-properties fo:text-align="start" style:justify-single-word="false" style:writing-mode="lr-tb"/>
      <style:text-properties fo:font-size="12pt" fo:language="sk" fo:country="SK" fo:font-weight="bold" style:font-size-asian="10.5pt" style:font-weight-asian="bold" style:font-size-complex="12pt" style:font-weight-complex="bold"/>
    </style:style>
    <style:style style:name="P21" style:family="paragraph" style:parent-style-name="Standard">
      <style:paragraph-properties fo:text-align="start" style:justify-single-word="false" style:writing-mode="lr-tb"/>
      <style:text-properties fo:font-size="12pt" fo:language="sk" fo:country="SK" fo:font-weight="bold" style:font-size-asian="12pt" style:font-weight-asian="bold" style:font-size-complex="12pt" style:font-weight-complex="bold"/>
    </style:style>
    <style:style style:name="P22" style:family="paragraph" style:parent-style-name="Standard" style:list-style-name="L22">
      <style:paragraph-properties fo:text-align="start" style:justify-single-word="false" style:writing-mode="lr-tb"/>
      <style:text-properties fo:font-size="12pt" fo:language="sk" fo:country="SK" fo:font-weight="bold" style:font-size-asian="12pt" style:font-weight-asian="bold" style:font-size-complex="12pt" style:font-weight-complex="bold"/>
    </style:style>
    <style:style style:name="P23" style:family="paragraph" style:parent-style-name="Standard">
      <style:paragraph-properties fo:text-align="start" style:justify-single-word="false" style:writing-mode="lr-tb"/>
      <style:text-properties fo:font-size="12pt" fo:language="sk" fo:country="SK" fo:font-weight="normal" style:font-size-asian="10.5pt" style:font-weight-asian="normal" style:font-size-complex="12pt" style:font-weight-complex="normal"/>
    </style:style>
    <style:style style:name="P24" style:family="paragraph" style:parent-style-name="Standard" style:list-style-name="L20">
      <style:paragraph-properties fo:text-align="start" style:justify-single-word="false" style:writing-mode="lr-tb"/>
      <style:text-properties fo:font-size="12pt" fo:language="sk" fo:country="SK" fo:font-weight="normal" style:font-size-asian="10.5pt" style:font-weight-asian="normal" style:font-size-complex="12pt" style:font-weight-complex="normal"/>
    </style:style>
    <style:style style:name="P25" style:family="paragraph" style:parent-style-name="Standard">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26" style:family="paragraph" style:parent-style-name="Standard" style:list-style-name="L25">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27" style:family="paragraph" style:parent-style-name="Standard" style:list-style-name="L27">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28" style:family="paragraph" style:parent-style-name="Standard" style:list-style-name="L28">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29" style:family="paragraph" style:parent-style-name="Standard" style:list-style-name="L33">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30" style:family="paragraph" style:parent-style-name="Standard" style:list-style-name="L34">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31" style:family="paragraph" style:parent-style-name="Standard" style:list-style-name="L35">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32" style:family="paragraph" style:parent-style-name="Standard" style:list-style-name="L36">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33" style:family="paragraph" style:parent-style-name="Standard" style:list-style-name="L37">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34" style:family="paragraph" style:parent-style-name="Standard" style:list-style-name="L38">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35" style:family="paragraph" style:parent-style-name="Standard" style:list-style-name="L40">
      <style:paragraph-properties fo:text-align="start" style:justify-single-word="false" style:writing-mode="lr-tb"/>
      <style:text-properties style:text-position="0% 100%" fo:font-size="12pt" fo:language="sk" fo:country="SK" fo:font-weight="bold" style:font-size-asian="12pt" style:font-weight-asian="bold" style:font-size-complex="12pt" style:font-weight-complex="bold"/>
    </style:style>
    <style:style style:name="P36" style:family="paragraph" style:parent-style-name="Standard">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P37" style:family="paragraph" style:parent-style-name="Standard" style:list-style-name="L23">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P38" style:family="paragraph" style:parent-style-name="Standard" style:list-style-name="L24">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P39" style:family="paragraph" style:parent-style-name="Standard" style:list-style-name="L29">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P40" style:family="paragraph" style:parent-style-name="Standard" style:list-style-name="L30">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P41" style:family="paragraph" style:parent-style-name="Standard" style:list-style-name="L31">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P42" style:family="paragraph" style:parent-style-name="Standard" style:list-style-name="L32">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P43" style:family="paragraph" style:parent-style-name="Standard" style:list-style-name="L39">
      <style:paragraph-properties fo:text-align="start" style:justify-single-word="false" style:writing-mode="lr-tb"/>
      <style:text-properties style:text-position="0% 100%" fo:font-size="12pt" fo:language="sk" fo:country="SK"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position="sub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chrana osobných údajov</text:p>
      <text:p text:style-name="P1"/>
      <text:p text:style-name="P1">Právna úprava v podmienkach SR</text:p>
      <text:p text:style-name="P1"/>
      <text:p text:style-name="P1"/>
      <text:p text:style-name="P10">Medzinárodné pramene (aspoň 3)</text:p>
      <text:list xml:id="list371403189" text:style-name="L1">
        <text:list-item>
          <text:p text:style-name="P3">Zmluva o EU v jej amsterdamskom znení</text:p>
        </text:list-item>
        <text:list-item>
          <text:p text:style-name="P3">Európsky dohovor o ochrane ľudských práv a zákl. slobôd</text:p>
        </text:list-item>
        <text:list-item>
          <text:p text:style-name="P3">Smernica Eur. Parlamentu a Rady o ochrane jednotlivcov pri spracúvaní osob. údajov a voľnom pohybe týchto údajov</text:p>
        </text:list-item>
        <text:list-item>
          <text:p text:style-name="P3">Dohovor Rady Európy o ochrane jednotlivcov pri automatizovanom spracovaní osob. údajov</text:p>
        </text:list-item>
        <text:list-item>
          <text:p text:style-name="P3">Smernica Eur. Parlamentu a Rady týkajúca sa spracovávania osob. údajov a ochrany súkromia v sektore elektron. komunikácií </text:p>
        </text:list-item>
      </text:list>
      <text:p text:style-name="P2"/>
      <text:p text:style-name="P10">Vnútroštátne pramene</text:p>
      <text:list xml:id="list1366290287" text:style-name="L2">
        <text:list-item>
          <text:p text:style-name="P11"><text:span text:style-name="T1">Ústava SR</text:span></text:p>
          <text:list>
            <text:list-item>
              <text:p text:style-name="P11"><text:span text:style-name="T1">Čl. 19 – Každý má právo na ochranu pred neoprávneným zhromažďovaním, zverejňovaním alebo iným zneužívaním údajov o svojej osobe</text:span></text:p>
            </text:list-item>
            <text:list-item>
              <text:p text:style-name="P11"><text:span text:style-name="T1">Čl. 22 – Listové tajomstvo, tajomstvo dopravovaných správ a iných písomností a ochrana osobných údajov sa zaručujú</text:span></text:p>
            </text:list-item>
          </text:list>
        </text:list-item>
        <text:list-item>
          <text:p text:style-name="P11"><text:span text:style-name="T1">Občiansky zákonník</text:span></text:p>
          <text:list>
            <text:list-item>
              <text:p text:style-name="P11"><text:span text:style-name="T1">ochrana osobnosti</text:span></text:p>
            </text:list-item>
          </text:list>
        </text:list-item>
        <text:list-item>
          <text:p text:style-name="P11"><text:span text:style-name="T1">Trestný zákon</text:span></text:p>
          <text:list>
            <text:list-item>
              <text:p text:style-name="P11"><text:span text:style-name="T1">Neoprávnené nakladanie s osobnými údajmi</text:span></text:p>
            </text:list-item>
            <text:list-item>
              <text:p text:style-name="P11"><text:span text:style-name="T1">Poškodenie a zneužitie záznamu na nosiči informácií</text:span></text:p>
            </text:list-item>
          </text:list>
        </text:list-item>
      </text:list>
      <text:p text:style-name="P10"><text:span text:style-name="T1"/></text:p>
      <text:p text:style-name="P10">Základné princípy ochrany</text:p>
      <text:list xml:id="list759009328" text:style-name="L3">
        <text:list-item>
          <text:p text:style-name="P4">Zásada zákonnosti</text:p>
        </text:list-item>
        <text:list-item>
          <text:p text:style-name="P4">Zásada správnosti</text:p>
        </text:list-item>
        <text:list-item>
          <text:p text:style-name="P4">Zásada určenia účelu spracovávania údajov</text:p>
        </text:list-item>
        <text:list-item>
          <text:p text:style-name="P4">Zásada voľného prístupu dotknutých osôb do procesu spracúvania</text:p>
        </text:list-item>
        <text:list-item>
          <text:p text:style-name="P4">Zásada nediskriminácie</text:p>
        </text:list-item>
        <text:list-item>
          <text:p text:style-name="P4">Zásada bezpečnosti</text:p>
        </text:list-item>
        <text:list-item>
          <text:p text:style-name="P4">Dohľad a sankcie</text:p>
        </text:list-item>
        <text:list-item>
          <text:p text:style-name="P4">Cezhraničný prechod osobných údajov</text:p>
        </text:list-item>
        <text:list-item>
          <text:p text:style-name="P4">Oblasť použitia</text:p>
        </text:list-item>
        <text:list-item>
          <text:p text:style-name="P4">Výnimky zo zásad</text:p>
        </text:list-item>
      </text:list>
      <text:p text:style-name="P2"/>
      <text:p text:style-name="P10">Predmet zákona – čo upravuje tento zákon? </text:p>
      <text:p text:style-name="P2">a. ochranu osobných údajov FO pri ich spracúvaní</text:p>
      <text:p text:style-name="P2">b. zásady spracúvania osobných údajov</text:p>
      <text:p text:style-name="P2">c. bezpečnosť osobných údajovd. ochranu práv dotknutých údajov</text:p>
      <text:p text:style-name="P2">d. cezhraničný tok osobných údajov</text:p>
      <text:p text:style-name="P2">e. registráciu a evidenciu informačných systémov</text:p>
      <text:p text:style-name="P2">f. zriadenie, postavenie a pôsobnosť Úradu na ochranu osobných údajov SR</text:p>
      <text:p text:style-name="P2"/>
      <text:p text:style-name="P10"><text:soft-page-break/>Vzťahuje sa na</text:p>
      <text:list xml:id="list136986510" text:style-name="L7">
        <text:list-item>
          <text:p text:style-name="P5">orgány štátnej správy</text:p>
        </text:list-item>
        <text:list-item>
          <text:p text:style-name="P5">orgány územnej samosprávy</text:p>
        </text:list-item>
        <text:list-item>
          <text:p text:style-name="P5">iné orgány verejnej moci</text:p>
        </text:list-item>
        <text:list-item>
          <text:p text:style-name="P5">ako aj na ostatné PO a FO</text:p>
          <text:list>
            <text:list-item>
              <text:p text:style-name="P5">ktoré spracúvajú osobné údaje</text:p>
            </text:list-item>
            <text:list-item>
              <text:p text:style-name="P5">určujú účel a prostriedky spracúvania</text:p>
            </text:list-item>
            <text:list-item>
              <text:p text:style-name="P5">alebo poskytujú osobné údaje na spracúvanie</text:p>
            </text:list-item>
          </text:list>
        </text:list-item>
        <text:list-item>
          <text:p text:style-name="P5">na prevádzkovateľov</text:p>
          <text:list>
            <text:list-item>
              <text:p text:style-name="P5">ktorí majú sídlo alebo trvalý pobyt na území SR, ale sú umiestnení v zahraničí na mieste, kde sa uplatňuje právny poriadok SR prednostne na základe medzinárodného práva verejného</text:p>
            </text:list-item>
            <text:list-item>
              <text:p text:style-name="P5">ktorí nemajú sídlo alebo trvalý pobyt na území členského štátu Európskej únie</text:p>
              <text:list>
                <text:list-item>
                  <text:p text:style-name="P5">ak na účely spracúvania osobných údajov využívajú úplne alebo čiastočne automatizované alebo iné ako automat. Prostriedky spracúvania</text:p>
                </text:list-item>
                <text:list-item>
                  <text:p text:style-name="P5">umiestnené na území SR</text:p>
                </text:list-item>
                <text:list-item>
                  <text:p text:style-name="P5">pričom tieto prostriedky spracúvania nie sú využívané výlučne len na prenos osob. údajov cez územie členských štátov EU</text:p>
                </text:list-item>
              </text:list>
            </text:list-item>
          </text:list>
        </text:list-item>
      </text:list>
      <text:p text:style-name="P2"/>
      <text:p text:style-name="P10">Na ktoré osobné údaje sa zákon vzťahuje?</text:p>
      <text:list xml:id="list973404327" text:style-name="L9">
        <text:list-item>
          <text:p text:style-name="P6">Tento zákon sa vzťahuje na osobné údaje:</text:p>
          <text:list>
            <text:list-item>
              <text:p text:style-name="P6">systematicky spracúvané</text:p>
              <text:list>
                <text:list-item>
                  <text:p text:style-name="P6">úplne alebo čiastočne automatizovanými prostriedkami spracúvania</text:p>
                </text:list-item>
                <text:list-item>
                  <text:p text:style-name="P6">alebo inými ako automatizovanými prostriedkami spracúvania</text:p>
                  <text:list>
                    <text:list-item>
                      <text:p text:style-name="P6">ktoré sú súčasťou IS</text:p>
                    </text:list-item>
                    <text:list-item>
                      <text:p text:style-name="P6">alebo sú určené na spracúvanie v IS</text:p>
                    </text:list-item>
                  </text:list>
                </text:list-item>
              </text:list>
            </text:list-item>
          </text:list>
        </text:list-item>
      </text:list>
      <text:p text:style-name="P2"/>
      <text:p text:style-name="P10">Tento zákon sa nevzťahuje na ochranu osobných údajov</text:p>
      <text:list xml:id="list2094248564" text:style-name="L10">
        <text:list-item>
          <text:p text:style-name="P7">ktoré spracúva FO pre vlastnú potrebu v rámci výlučne osobných alebo domácich činností, ako je vedenie osobného adresára alebo korešpondencia</text:p>
        </text:list-item>
        <text:list-item>
          <text:p text:style-name="P7">ktoré boli získané náhodne bez predchádzajúceho určenia účelu a prostriedkov spracúvania bez zámeru ich ďalšieho spracúvania v usporiadanom systéme podľa osobitných kritérií a nie sú ďalej systematicky spracúvané</text:p>
        </text:list-item>
      </text:list>
      <text:p text:style-name="P10"/>
      <text:p text:style-name="P10">Osobné údaje</text:p>
      <text:list xml:id="list382329158" text:style-name="L11">
        <text:list-item>
          <text:p text:style-name="P12"><text:span text:style-name="T1">údaje týkajúce určenej alebo určiteľnej FO, pričom takouto osobou je osoba, ktorú možno určiť priamo alebo nepriamo na základe všeobecne použiteľného identifikátora alebo na základe jednej či viacerých charakteristík alebo znakov, ktoré tvoria jej fyzickú, fyziologickú, psychickú, mentálnu, ekonomickú, kultúrnu alebo sociálnu identitu</text:span></text:p>
        </text:list-item>
      </text:list>
      <text:p text:style-name="P10"><text:span text:style-name="T1"/></text:p>
      <text:p text:style-name="P10">Všeobecne použiteľný identifikátor</text:p>
      <text:list xml:id="list557734894" text:style-name="L12">
        <text:list-item>
          <text:p text:style-name="P13"><text:span text:style-name="T1">Zák. č. 301/1995 o rodnom čísle</text:span></text:p>
          <text:list>
            <text:list-item>
              <text:p text:style-name="P13"><text:span text:style-name="T1">Rodné číslo je trvalý identifikačný osobný údaj FO, ktorý zabezpečuje jej jednoznačnosťť v inofmačných systémoch</text:span></text:p>
            </text:list-item>
          </text:list>
        </text:list-item>
        <text:list-item>
          <text:p text:style-name="P13"><text:span text:style-name="T1">Rodné číslo sa tvorí: z dátumu narodenia osoby, a z koncovky, ktorá je rozlišujúcim znakom osôb narodených v tom istom kalendárnom dni</text:span></text:p>
        </text:list-item>
      </text:list>
      <text:p text:style-name="P10"><text:span text:style-name="T1"/></text:p>
      <text:p text:style-name="P10"><text:soft-page-break/>Osobnitné kategórie osobných údajov</text:p>
      <text:list xml:id="list848480112" text:style-name="L13">
        <text:list-item>
          <text:p text:style-name="P8">ktoré odhaľujú: rasový alebo etnický pôvod</text:p>
        </text:list-item>
        <text:list-item>
          <text:p text:style-name="P8">politické názory</text:p>
        </text:list-item>
        <text:list-item>
          <text:p text:style-name="P8">náboženskú vieru alebo svetonázor</text:p>
        </text:list-item>
        <text:list-item>
          <text:p text:style-name="P8">členstvo v polit. stranách alebo polit. hnutiach</text:p>
        </text:list-item>
        <text:list-item>
          <text:p text:style-name="P8">členstvo v odborových organizáciách</text:p>
        </text:list-item>
        <text:list-item>
          <text:p text:style-name="P8">a údaje týkajúce sa zdravia alebo pohlavného života</text:p>
        </text:list-item>
        <text:list-item>
          <text:p text:style-name="P14">TIETO ÚDAJE SA NEMÔŽU ZHROMAŽĎOVAŤ</text:p>
        </text:list-item>
      </text:list>
      <text:p text:style-name="P10"/>
      <text:p text:style-name="P10">Výnimky: </text:p>
      <text:list xml:id="list1994597874" text:style-name="L14">
        <text:list-item>
          <text:p text:style-name="P15"><text:span text:style-name="T1">iba ak dotknutá osoba dala na takéto zhromažďovanie súhlas</text:span></text:p>
        </text:list-item>
        <text:list-item>
          <text:p text:style-name="P15"><text:span text:style-name="T1">alebo na základe osobitného zákona</text:span></text:p>
        </text:list-item>
        <text:list-item>
          <text:p text:style-name="P15"><text:span text:style-name="T1">ak je to nevyhnutné na ochranu životne dôležitých záujmov dotknutej osoby</text:span></text:p>
        </text:list-item>
        <text:list-item>
          <text:p text:style-name="P15"><text:span text:style-name="T1">ak ide o údaje na účel zdravotnej starostlivosti</text:span></text:p>
        </text:list-item>
        <text:list-item>
          <text:p text:style-name="P15"><text:span text:style-name="T1">ak ide o spracúvanie osob. údajov v sociálnom poistení</text:span></text:p>
        </text:list-item>
      </text:list>
      <text:p text:style-name="P10"><text:span text:style-name="T1"/></text:p>
      <text:p text:style-name="P10">Povinné / Oprávnené subjekty</text:p>
      <text:list xml:id="list450346314" text:style-name="L15">
        <text:list-item>
          <text:p text:style-name="P9">Prevádzkovateľ, Sprostredkovateľ, Zástupca sprostredkovateľa, môžu byť aj FO aj PO</text:p>
        </text:list-item>
        <text:list-item>
          <text:p text:style-name="P9">Zodpovedná osoba, Oprávnená osoba, Dotknutá osoba môžu byť iba FO</text:p>
        </text:list-item>
      </text:list>
      <text:p text:style-name="P2"/>
      <text:p text:style-name="P16">Prevádzkovateľ</text:p>
      <text:list xml:id="list1317073010" text:style-name="L16">
        <text:list-item>
          <text:p text:style-name="P17"><text:span text:style-name="T1">orgán štátnej správy</text:span></text:p>
        </text:list-item>
        <text:list-item>
          <text:p text:style-name="P17"><text:span text:style-name="T1">orgán územnej samosprávy</text:span></text:p>
        </text:list-item>
        <text:list-item>
          <text:p text:style-name="P17"><text:span text:style-name="T1">iný orgán verejnej moci</text:span></text:p>
        </text:list-item>
        <text:list-item>
          <text:p text:style-name="P17"><text:span text:style-name="T1">alebo iná právnická osoba alebo FO, ktorá sama alebo spoločne s inými</text:span></text:p>
          <text:list>
            <text:list-item>
              <text:p text:style-name="P17"><text:span text:style-name="T1">určuje účel a prostriedky spracúvania osob. údajov</text:span></text:p>
            </text:list-item>
          </text:list>
        </text:list-item>
        <text:list-item>
          <text:p text:style-name="P17"><text:span text:style-name="T1">ak účel, prípadne aj prostriedky spracúvania osobných údajov stanovuje osobitný zákon<text:tab/></text:span></text:p>
          <text:list>
            <text:list-item>
              <text:p text:style-name="P17"><text:span text:style-name="T1">prevádzkovateľ je ten, koho na plnenie účelu stanoví zákon</text:span></text:p>
            </text:list-item>
            <text:list-item>
              <text:p text:style-name="P17"><text:span text:style-name="T1">alebo kto splní zákonom ustanovené podmienky</text:span></text:p>
            </text:list-item>
          </text:list>
        </text:list-item>
        <text:list-item>
          <text:p text:style-name="P17"><text:span text:style-name="T1">to platí aj vtedy, ak tak ustanovuje právny akt Eur. Spoločenstiev a EÚ</text:span></text:p>
        </text:list-item>
      </text:list>
      <text:p text:style-name="P16"><text:span text:style-name="T1"/></text:p>
      <text:p text:style-name="P16">Sprostredkovateľ</text:p>
      <text:list xml:id="list591194125" text:style-name="L17">
        <text:list-item>
          <text:p text:style-name="P18"><text:span text:style-name="T1">orgán štátnej správy</text:span></text:p>
        </text:list-item>
        <text:list-item>
          <text:p text:style-name="P18"><text:span text:style-name="T1">orgán územnej samosprávy</text:span></text:p>
        </text:list-item>
        <text:list-item>
          <text:p text:style-name="P18"><text:span text:style-name="T1">iný orgán verejnej moci</text:span></text:p>
        </text:list-item>
        <text:list-item>
          <text:p text:style-name="P18"><text:span text:style-name="T1">alebo iná PO alebo FO, ktorá spracúva osobné údaje v mene prevádzkovateľa, alebo jeho zástupcu</text:span></text:p>
        </text:list-item>
      </text:list>
      <text:p text:style-name="P16"><text:span text:style-name="T1"/></text:p>
      <text:p text:style-name="P16">Zodpovedná osoba</text:p>
      <text:list xml:id="list1164782830" text:style-name="L18">
        <text:list-item>
          <text:p text:style-name="P19"><text:span text:style-name="T1">FO, ktorá dozerá na dodržiavanie zákonných ustanovení pri spracúvaní osob. údajov</text:span></text:p>
        </text:list-item>
        <text:list-item>
          <text:p text:style-name="P19"><text:span text:style-name="T1">ak prevádzkovateľ zamestnáva viac ako 5 osôb, musí písomne poveriť zodpovednú osobu alebo viaceré zodpovedné osoby</text:span></text:p>
        </text:list-item>
      </text:list>
      <text:p text:style-name="P16"><text:span text:style-name="T1"/></text:p>
      <text:p text:style-name="P16">Zástupca prevádzkovateľa</text:p>
      <text:list xml:id="list1314916296" text:style-name="L19">
        <text:list-item>
          <text:p text:style-name="P20"><text:span text:style-name="T1">Nie je v zákone definovaný, ale je povinný konať v rozsahu práv a povinností ustanovených týmto zákonom prevádzkovateľovi</text:span></text:p>
        </text:list-item>
        <text:list-item>
          <text:p text:style-name="P20"><text:soft-page-break/><text:span text:style-name="T1">je povinný dodržiavať ustanovenia tohto zákona, podľa ktorých ukladá úrad prevádzkovateľovi aby ničo vykonal, niečoho sa zdržal, niečo strpel</text:span></text:p>
        </text:list-item>
        <text:list-item>
          <text:p text:style-name="P20"><text:span text:style-name="T1">To isté ako prevádzkovateľ v urč. Čase</text:span></text:p>
        </text:list-item>
      </text:list>
      <text:p text:style-name="P16"><text:span text:style-name="T1"/></text:p>
      <text:p text:style-name="P16">Oprávnená osoba</text:p>
      <text:list xml:id="list548683638" text:style-name="L20">
        <text:list-item>
          <text:p text:style-name="P24">každá FO, ktorá prichádza do styku s osobnými údajmi</text:p>
          <text:list>
            <text:list-item>
              <text:p text:style-name="P24">v rámci svojho pracovnoprávneho vzťahu</text:p>
            </text:list-item>
            <text:list-item>
              <text:p text:style-name="P24">štátnozamestnaneckého pomeru</text:p>
            </text:list-item>
            <text:list-item>
              <text:p text:style-name="P24">služobného pomeru</text:p>
            </text:list-item>
            <text:list-item>
              <text:p text:style-name="P24">členského vzťahu</text:p>
            </text:list-item>
            <text:list-item>
              <text:p text:style-name="P24">na základe poverenia, zvolenia alebo vymenovania</text:p>
            </text:list-item>
            <text:list-item>
              <text:p text:style-name="P24"><text:s/>alebo v rámci výkonu verejnej funkcie</text:p>
              <text:list>
                <text:list-item>
                  <text:p text:style-name="P24">ktorá môže osobné údaje spracúvať len na základe pokynu prevádzkovateľa</text:p>
                </text:list-item>
                <text:list-item>
                  <text:p text:style-name="P24">zástupcu prevádzkovateľa</text:p>
                </text:list-item>
                <text:list-item>
                  <text:p text:style-name="P24">alebo sprostredkovateľa</text:p>
                </text:list-item>
              </text:list>
            </text:list-item>
            <text:list-item>
              <text:p text:style-name="P24">ak tento zákon neustanovuje inak</text:p>
            </text:list-item>
          </text:list>
        </text:list-item>
      </text:list>
      <text:p text:style-name="P23"/>
      <text:p text:style-name="P16">Dotknutá osoba</text:p>
      <text:list xml:id="list1046512406" text:style-name="L22">
        <text:list-item>
          <text:p text:style-name="P22"><text:span text:style-name="T2">FO, ktorej osobné údaje sa spracúvanú</text:span></text:p>
        </text:list-item>
      </text:list>
      <text:p text:style-name="P21"><text:span text:style-name="T2"/></text:p>
      <text:p text:style-name="P21"><text:span text:style-name="T2"/></text:p>
      <text:p text:style-name="P25">Základné povinnosti prevádzkovateľa</text:p>
      <text:list xml:id="list1223771815" text:style-name="L23">
        <text:list-item>
          <text:p text:style-name="P37">Pred začatím spracúvania osobných údajov jednoznačne a konkrétne vymedziť účel spracúvania osobných údajov, účel musí byť jasný a nesmie byť v rozpore s Ústavou SR, ústavnými zákonmi, záknomi a medzinár. zmluvami, ktorými je SR viazaná</text:p>
        </text:list-item>
        <text:list-item>
          <text:p text:style-name="P37">určiť prostriedky a spôsob spracúvania osob. údajov, prípadne ďalšie podmienky spracúvania osob. údajov</text:p>
        </text:list-item>
        <text:list-item>
          <text:p text:style-name="P37">získavať osobné údaje výlučne na vymedzený alebo ustanovený účel, je neprístupné získavať údaje pod zámienkou iného účelu</text:p>
        </text:list-item>
        <text:list-item>
          <text:p text:style-name="P37">zabezpečiť, aby sa spracúvali len také osobné údaje, ktoré svojím rozsahom a obsahom zodpovedajú účelu ich spracúvania a sú nevyhnutné na jeho dosiahnutie</text:p>
        </text:list-item>
        <text:list-item>
          <text:p text:style-name="P37">spracúvať len správne, úplné a podľa potreby aktualizované osobné údaje vo vzťahu k účelu spracúvania</text:p>
        </text:list-item>
        <text:list-item>
          <text:p text:style-name="P37">spracúvať nesprávne a neúplné osobné údaje je prevádzkovateľ povinný blokovať a bez zbytočného odkladu opraviť alebo doplniť</text:p>
        </text:list-item>
        <text:list-item>
          <text:p text:style-name="P37">zlikvidovať tie údaje, ktorých účel spracúvania sa skončil</text:p>
        </text:list-item>
        <text:list-item>
          <text:p text:style-name="P37">ak prevádzkovateľ poveril spracúvaním údajov sprostredkovateľa, je povinný zabezpečiť aby sprostredkovateľ dodržiaval povinnosti ustanovené týmto zákonom</text:p>
        </text:list-item>
      </text:list>
      <text:p text:style-name="P36"/>
      <text:p text:style-name="P25">Súhlas dotknutej osoby</text:p>
      <text:list xml:id="list2136945277" text:style-name="L24">
        <text:list-item>
          <text:p text:style-name="P38">osobné údaje možno spracúvať len so súhlasom dotknutej osoby, ak zákon neustanovuje inak</text:p>
        </text:list-item>
        <text:list-item>
          <text:p text:style-name="P38">súhlas sa preukazuje zvukovým, obrazovým záznamom, čestným vyhlásením toho, kto poskytol osobné údaje do IS, prípadne iným spôsobom</text:p>
        </text:list-item>
        <text:list-item>
          <text:p text:style-name="P38">písomný súhlas preukazuje prevádzkovateľ dokladom, ktorý potvrdzuje poskytnutie súhlasu</text:p>
        </text:list-item>
      </text:list>
      <text:p text:style-name="P36"/>
      <text:p text:style-name="P25">Náležitosti súhlasu</text:p>
      <text:list xml:id="list381872369" text:style-name="L25">
        <text:list-item>
          <text:p text:style-name="P26"><text:span text:style-name="T1">kto ho poskytol</text:span></text:p>
        </text:list-item>
        <text:list-item>
          <text:p text:style-name="P26"><text:soft-page-break/><text:span text:style-name="T1">kto ho dáva</text:span></text:p>
        </text:list-item>
        <text:list-item>
          <text:p text:style-name="P26"><text:span text:style-name="T1">na aký účel</text:span></text:p>
        </text:list-item>
        <text:list-item>
          <text:p text:style-name="P26"><text:span text:style-name="T1">zoznam osobných údajov</text:span></text:p>
        </text:list-item>
        <text:list-item>
          <text:p text:style-name="P26"><text:span text:style-name="T1">dobu platnosti súhlasu</text:span></text:p>
        </text:list-item>
        <text:list-item>
          <text:p text:style-name="P26"><text:span text:style-name="T1">podmienky jeho odvolania</text:span></text:p>
        </text:list-item>
        <text:list-item>
          <text:p text:style-name="P26"><text:span text:style-name="T1">musí byť vlastnoručne podpísaný!</text:span></text:p>
        </text:list-item>
      </text:list>
      <text:p text:style-name="P25"><text:span text:style-name="T1"/></text:p>
      <text:p text:style-name="P25">Pravdivosť osobných údajov</text:p>
      <text:list xml:id="list793641640" text:style-name="L27">
        <text:list-item>
          <text:p text:style-name="P27"><text:span text:style-name="T1">Do IS sa musia vkladať iba pravdivé osobné údaje a zodpovedá za ne ten, kto ich vložil do IS</text:span></text:p>
        </text:list-item>
        <text:list-item>
          <text:p text:style-name="P27"><text:span text:style-name="T1">Pokiaľ sa nepreukáže opak, tak platí že osobné údaje sú správne!</text:span></text:p>
        </text:list-item>
      </text:list>
      <text:p text:style-name="P25"><text:span text:style-name="T1"/></text:p>
      <text:p text:style-name="P25">Likvidácia osobných údajov</text:p>
      <text:list xml:id="list93756567" text:style-name="L28">
        <text:list-item>
          <text:p text:style-name="P28"><text:span text:style-name="T1">prevádzkovateľ po splnení účelu spracúvania zabezpečí bezodkladne likvidáciu osobných údajov</text:span></text:p>
        </text:list-item>
        <text:list-item>
          <text:p text:style-name="P28"><text:span text:style-name="T1">likvidácia osobných údajov </text:span></text:p>
          <text:list>
            <text:list-item>
              <text:p text:style-name="P28"><text:span text:style-name="T1">zrušenie rozložením, vymazaním, alebo fyzickým zničením hmotných nosičov</text:span></text:p>
            </text:list-item>
            <text:list-item>
              <text:p text:style-name="P28"><text:span text:style-name="T1">tak, aby sa z nich osobné údaje nedali zreprodukovať</text:span></text:p>
            </text:list-item>
          </text:list>
        </text:list-item>
      </text:list>
      <text:p text:style-name="P25"><text:span text:style-name="T1"/></text:p>
      <text:p text:style-name="P25">Oznámenie o vykonaní opravy likvidácie osobných údajov</text:p>
      <text:list xml:id="list585524978" text:style-name="L29">
        <text:list-item>
          <text:p text:style-name="P39">Opravu alebo likvidáciu oznámi prevádzkovateľ do 30 dní od ich vykonania dotknutej osobe a každému, komu ich poskytol</text:p>
        </text:list-item>
        <text:list-item>
          <text:p text:style-name="P39">Od oznámenia možno upustiť ak sa neoznámením opravy alebo likvidácie osobných údajov neporušia práva dotknutej osoby</text:p>
        </text:list-item>
      </text:list>
      <text:p text:style-name="P36"/>
      <text:p text:style-name="P25">Zodpovednosť za bezpečnosť osobných údajov</text:p>
      <text:list xml:id="list1385492394" text:style-name="L30">
        <text:list-item>
          <text:p text:style-name="P40">za bezpečnosť zodpovedá prevádzkovateľ a sprostredkovateľ</text:p>
          <text:list>
            <text:list-item>
              <text:p text:style-name="P40">chráni pred náhodným ako aj nezákonným poškodením a zničením</text:p>
            </text:list-item>
            <text:list-item>
              <text:p text:style-name="P40">pred stratou</text:p>
            </text:list-item>
            <text:list-item>
              <text:p text:style-name="P40">zmenou</text:p>
            </text:list-item>
            <text:list-item>
              <text:p text:style-name="P40">nedovoleným prístupom a sprístupnením</text:p>
            </text:list-item>
            <text:list-item>
              <text:p text:style-name="P40">akýmikoľvek inými formami spracúvania</text:p>
            </text:list-item>
          </text:list>
        </text:list-item>
        <text:list-item>
          <text:p text:style-name="P40">Povinnosť prevádzkovateľa</text:p>
          <text:list>
            <text:list-item>
              <text:p text:style-name="P40">prijať primerané organizačné a personálne opatrenia zodpovedajúce spôsobu spracúvania, pričom berie do úvahy najmä použiteľné prostriedky, obsah možných rizík, …</text:p>
            </text:list-item>
          </text:list>
        </text:list-item>
      </text:list>
      <text:p text:style-name="P36"/>
      <text:p text:style-name="P25">Kedy je prevádzkovateľ povinný vypracovať bezpečnostný projekt</text:p>
      <text:list xml:id="list1966048326" text:style-name="L31">
        <text:list-item>
          <text:p text:style-name="P41">ak sú v IS spracúvané osobitné kategórie osobných údajov </text:p>
        </text:list-item>
        <text:list-item>
          <text:p text:style-name="P41">ak je IS prepojený verejne prístupnú počítač. Sieť</text:p>
        </text:list-item>
        <text:list-item>
          <text:p text:style-name="P41">ak je IS prevádzkovaný v počít. sieti ktorá je spojená s verejne prístupnou sieťou</text:p>
        </text:list-item>
        <text:list-item>
          <text:p text:style-name="P41">ak IS slúži na zabezpečenie verejného záujmu</text:p>
        </text:list-item>
      </text:list>
      <text:p text:style-name="P36"/>
      <text:p text:style-name="P25">Ak sú v IS spracúvané osobitné kategórie osobných údajov:</text:p>
      <text:list xml:id="list1325932484" text:style-name="L32">
        <text:list-item>
          <text:p text:style-name="P42">Právo Úradu na ochranu osobných údajov:</text:p>
          <text:list>
            <text:list-item>
              <text:p text:style-name="P42">požadovať od prevádzkovateľa alebo sprostredkovateľa predloženie hodnotiacej správy o výsledku autitu bezpečnosti IS</text:p>
            </text:list-item>
            <text:list-item>
              <text:p text:style-name="P42">ak sú vážne pochybnosti o bezpečnosti, …</text:p>
            </text:list-item>
          </text:list>
        </text:list-item>
        <text:list-item>
          <text:p text:style-name="P42"><text:soft-page-break/>Audit bezpečnosti IS</text:p>
          <text:list>
            <text:list-item>
              <text:p text:style-name="P42">audit môže vykonať iba externá, odborne spôsobilá PO alebo FO</text:p>
            </text:list-item>
            <text:list-item>
              <text:p text:style-name="P42">ktorá nepodieľala na vypracovaní bezpečnostného projektu predmetného IS</text:p>
            </text:list-item>
            <text:list-item>
              <text:p text:style-name="P42">a nie sú pochybnosti o jej nezaujatosti</text:p>
            </text:list-item>
          </text:list>
        </text:list-item>
      </text:list>
      <text:p text:style-name="P36"/>
      <text:p text:style-name="P25">Bezpečnostný projekt</text:p>
      <text:list xml:id="list1888608385" text:style-name="L33">
        <text:list-item>
          <text:p text:style-name="P29"><text:span text:style-name="T1">vymedzuje rozsah a spôsob technických, organizačných a personálnych opatrení potrebných na eliminovanie a minimalizovanie hrozieb a rizík pôsobiacich na IS z hľadiska narušenia bezpečnosti</text:span></text:p>
        </text:list-item>
        <text:list-item>
          <text:p text:style-name="P29"><text:span text:style-name="T1">spracúva v súlade so zákonnými pravidlami bezpečnosti IS, vydanými štandardmi, právnymi predpismi, medzinár. zmluvami, ktorými je SR viazaná</text:span></text:p>
        </text:list-item>
        <text:list-item>
          <text:p text:style-name="P29"><text:span text:style-name="T1">obsahuje najmä bezpečnostný zámer, analýzu bezpečnosti IS, bezpečnostné smernice</text:span></text:p>
        </text:list-item>
      </text:list>
      <text:p text:style-name="P25"><text:span text:style-name="T1"/></text:p>
      <text:p text:style-name="P25">Bezpečnostný zámer</text:p>
      <text:list xml:id="list624452769" text:style-name="L34">
        <text:list-item>
          <text:p text:style-name="P30"><text:span text:style-name="T1">vymedzuje základné bezpečnostné ciele, ktoré je potrebné dosiahnuť za ochranu IS pred ohrozením jeho bezpečnosti</text:span></text:p>
        </text:list-item>
      </text:list>
      <text:p text:style-name="P25"><text:span text:style-name="T1"/></text:p>
      <text:p text:style-name="P25">Analýza bezpečnosti IS</text:p>
      <text:list xml:id="list1040074398" text:style-name="L35">
        <text:list-item>
          <text:p text:style-name="P31"><text:span text:style-name="T1">je podrobný rozbor stavu bezpečnosti IS, ktorá obsahuje najmä</text:span></text:p>
          <text:list>
            <text:list-item>
              <text:p text:style-name="P31"><text:span text:style-name="T1">kvalitatívnu analýzu rizík, v rámci ktorej sa identifikujú hrozby pôsobiace na jednotlivé aktíva IS spôsobilé narušiť jeho bezpečnosť a funkčnosť</text:span></text:p>
            </text:list-item>
          </text:list>
        </text:list-item>
      </text:list>
      <text:p text:style-name="P25"><text:span text:style-name="T1"/></text:p>
      <text:p text:style-name="P25">Bezpečnostné smernice</text:p>
      <text:list xml:id="list1156310049" text:style-name="L36">
        <text:list-item>
          <text:p text:style-name="P32"><text:span text:style-name="T1">popis bezpečnostných, organizačných, personálnych opatrení a ich využitie v konkrétnych podmeinkach</text:span></text:p>
        </text:list-item>
        <text:list-item>
          <text:p text:style-name="P32"><text:span text:style-name="T1">spôsob, rozsah, periodicitu kontroly osobných údajov</text:span></text:p>
        </text:list-item>
        <text:list-item>
          <text:p text:style-name="P32"><text:span text:style-name="T1">ako sa budú riešiť špeciálne udalosti, ako sa obnovia osobné údaje, …</text:span></text:p>
        </text:list-item>
      </text:list>
      <text:p text:style-name="P25"><text:span text:style-name="T1"/></text:p>
      <text:p text:style-name="P25">Povinnosti zodpovednej osoby</text:p>
      <text:list xml:id="list153991273" text:style-name="L37">
        <text:list-item>
          <text:p text:style-name="P33"><text:span text:style-name="T1">súčinnosť pri plnení úloh do patriacich do jeho pôsobnosti</text:span></text:p>
        </text:list-item>
        <text:list-item>
          <text:p text:style-name="P33"><text:span text:style-name="T1">na požiadanie je povinná predložiť kedykoľvek úradu svoje písomné poverenie, a preukázať rozsah získaných vedomostí odborným školením</text:span></text:p>
        </text:list-item>
        <text:list-item>
          <text:p text:style-name="P33"><text:span text:style-name="T1">dohľad nad plnením základných povinností prevádzkovateľa podĺa, parag. 6, ktorý vymedzuje tieto základné povinnosti prevádzkovateľa</text:span></text:p>
        </text:list-item>
        <text:list-item>
          <text:p text:style-name="P33"><text:span text:style-name="T1">použenie oprávnených osôb</text:span></text:p>
        </text:list-item>
      </text:list>
      <text:p text:style-name="P25"><text:span text:style-name="T1"/></text:p>
      <text:p text:style-name="P25">Úrad na ochranu osobných údajov</text:p>
      <text:list xml:id="list29201907" text:style-name="L38">
        <text:list-item>
          <text:p text:style-name="P34"><text:span text:style-name="T1">sídlo v BA, vykonáva dozor nad dodržiavaním zákona o ochrane osob. údajov</text:span></text:p>
        </text:list-item>
        <text:list-item>
          <text:p text:style-name="P34"><text:span text:style-name="T1">Ak osobné údaje spracovávajú spravodajské služby, tak dozor nad ocrhanou osob. údajov vykonáva Národná rada SR podľa osobitného zákona</text:span></text:p>
        </text:list-item>
        <text:list-item>
          <text:p text:style-name="P34"><text:span text:style-name="T1">Úrad prijíma opatrenia na vykonanie rozhodnutí Eur. Komisie vydaných v oblasti ochrany osobných údajov</text:span></text:p>
        </text:list-item>
        <text:list-item>
          <text:p text:style-name="P34"><text:span text:style-name="T1">Úrad spolupracuje pri výkone dozoru nad ochranou osob. údajov s obdobnými orgánmi dozoru v zahraničí</text:span></text:p>
        </text:list-item>
        <text:list-item>
          <text:p text:style-name="P34"><text:span text:style-name="T1">Priebežne sleduje stav ochrany osobných údajov, registráciu informačných systémov a vedenie evidencie o IS</text:span></text:p>
        </text:list-item>
        <text:list-item>
          <text:p text:style-name="P34"><text:span text:style-name="T1">odporúča prevádzkovateľom opatrenia na zabezpečenie ochrany osobných údajovv </text:span><text:soft-page-break/><text:span text:style-name="T1">informačných systémoch, na tento účel vydáva v rozsahu svojej pôsobnosti odporúčania pre prevádzkovateľov</text:span></text:p>
        </text:list-item>
        <text:list-item>
          <text:p text:style-name="P34"><text:span text:style-name="T1">kontroluje spracúvanie osobných údajov v IS, ukladá sankcie pri zistení porušenia povinností uvedených v tomto zákone </text:span></text:p>
        </text:list-item>
        <text:list-item>
          <text:p text:style-name="P34"><text:span text:style-name="T1">podáva oznámenie orgánom činným v trestnom konaní pri podozrení že ide o trestný čin</text:span></text:p>
        </text:list-item>
        <text:list-item>
          <text:p text:style-name="P34"><text:span text:style-name="T1">vykonáva registráciu IS zabezpečuje sprístupnenie registrácie</text:span></text:p>
        </text:list-item>
        <text:list-item>
          <text:p text:style-name="P34"><text:span text:style-name="T1">podieľa sa na príprave všeobecne záväzných právnych predpisov v oblasti ochrany osobných údajov v rozsahu svojej pôsobnosti vydáva všeobecne záväzné predpisy</text:span></text:p>
        </text:list-item>
        <text:list-item>
          <text:p text:style-name="P34"><text:span text:style-name="T1">vyjadruje sa k návrhom zákonov a k návrhom ostatných všeobecne záväzných právnych predpisov</text:span></text:p>
        </text:list-item>
      </text:list>
      <text:p text:style-name="P25"><text:span text:style-name="T1"/></text:p>
      <text:p text:style-name="P25">Vrchný inšpektor, ostaní inšpektori, predseda úradu a podpredseda úradu sú oprávnení:</text:p>
      <text:list xml:id="list291171471" text:style-name="L39">
        <text:list-item>
          <text:p text:style-name="P43">vstupovať na pozemky do budov alebo miestností prevádzok a zariadení, kde sa spracúvajú osobné údaje, môžu vyžadovať doklady, iné písomnosti, vyjadrenia a informácie, údaje spracúvané na pamäťových médiách vrátane technických nosičov údajov, výpisy a zdrojové kódy programov, …</text:p>
        </text:list-item>
      </text:list>
      <text:p text:style-name="P36"/>
      <text:p text:style-name="P25">Postup pri vybavovaní sťažností</text:p>
      <text:list xml:id="list1180427121" text:style-name="L40">
        <text:list-item>
          <text:p text:style-name="P35"><text:span text:style-name="T1">Podanie, ktoté má mať povahu sťažnosti musí obsahovať náležitosti podľa zákona</text:span></text:p>
        </text:list-item>
        <text:list-item>
          <text:p text:style-name="P35"><text:span text:style-name="T1">Ak sťažnosť nemá náležitosti, tak dostanete vyzvanie na doplnenie sťažnosti a v prípade ak tak neurobíte tak je neoprávnená, nie je možné zistiť, čoho sa domáhate</text:span></text:p>
        </text:list-item>
        <text:list-item>
          <text:p text:style-name="P35"><text:span text:style-name="T1">Ak neuvediete meno a priezvisko, tak je sťažnosť anonymná, údaj sťažnosť prešetrí, vybaví </text:span></text:p>
        </text:list-item>
        <text:list-item>
          <text:p text:style-name="P35"><text:span text:style-name="T1">Má lehotu 60 dní</text:span></text:p>
        </text:list-item>
        <text:list-item>
          <text:p text:style-name="P35"><text:span text:style-name="T1">Písomným informovaním o tom, ako bola sťažnosť vybavená sa považuje za vybavenú</text:span></text:p>
        </text:list-item>
      </text:list>
      <text:p text:style-name="P25"><text:span text:style-name="T1"/></text:p>
      <text:p text:style-name="P25">Informácie je možné získať na základe zákona o slobodnom prístupe k informáciá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ej </meta:initial-creator>
    <meta:creation-date>2013-05-06T06:59:17</meta:creation-date>
    <dc:date>2013-05-06T08:13:25</dc:date>
    <dc:creator>Matej </dc:creator>
    <meta:editing-duration>PT10M35S</meta:editing-duration>
    <meta:editing-cycles>1</meta:editing-cycles>
    <meta:document-statistic meta:table-count="0" meta:image-count="0" meta:object-count="0" meta:page-count="7" meta:paragraph-count="211" meta:word-count="1987" meta:character-count="13197" meta:non-whitespace-character-count="11579"/>
    <meta:generator>LibreOffice/3.5$Linux_X86_64 LibreOffice_project/350m1$Build-2</meta:generator>
  </office:meta>
</office:document-meta>
</file>